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oem" style:list-style-name="L4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oem_20_Author" style:list-style-name="L4"/>
    <style:style style:name="P5" style:family="paragraph" style:parent-style-name="Level_20_3" style:list-style-name="L2"/>
    <style:style style:name="P6" style:family="paragraph" style:parent-style-name="Level_20_3" style:list-style-name="L4"/>
    <style:style style:name="P7" style:family="paragraph" style:parent-style-name="Standard" style:list-style-name="WW8Num1"/>
    <style:style style:name="P8" style:family="paragraph" style:parent-style-name="Standard" style:list-style-name="WW8Num1">
      <style:text-properties fo:language="en" fo:country="US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>
      <style:paragraph-properties>
        <style:tab-stops>
          <style:tab-stop style:position="1.058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underline-style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line-through-style="none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T"/>Тест конвертера ExportToFB21.</text:p>
      <text:p text:style-name="Book_20_Title">Часть 2</text:p>
      <text:p text:style-name="Annotation">Это — 2-я часть тестового документа.</text:p>
      <text:p text:style-name="Annotation">Она дает возможность проверить правильность конвертирования нумерованных и маркированных структур</text:p>
      <text:p text:style-name="P11">Демонстрация основных возможностей конвертера дана в тестовом файле ExportToFB21_Test-1.odt</text:p>
      <text:p text:style-name="Level_20_1">Часть 1. Нумерация и маркеры (Уровень 1)</text:p>
      <text:p text:style-name="Level_20_2"><text:bookmark text:name="bL41"/><text:span text:style-name="T2">Маркированная</text:span> структура (Уровень 2)</text:p>
      <text:list text:style-name="L1">
        <text:list-item>
          <text:p text:style-name="P2"><text:span text:style-name="T2">Первая</text:span> строка <text:span text:style-name="T1">маркированного</text:span> текста</text:p>
        </text:list-item>
        <text:list-item>
          <text:p text:style-name="P2"><text:span text:style-name="T2">Вторая</text:span> строка <text:span text:style-name="T1">маркированного</text:span> текста</text:p>
        </text:list-item>
      </text:list>
      <text:p text:style-name="Level_20_2">Структура с <text:span text:style-name="T1">многоступенчатой</text:span> <text:span text:style-name="T2">нумерацией</text:span><text:span text:style-name="T5"> (Уровень 2)</text:span></text:p>
      <text:list text:style-name="WW8Num1">
        <text:list-item>
          <text:p text:style-name="P8"><text:span text:style-name="T2">1-я </text:span>строка</text:p>
          <text:list>
            <text:list-item>
              <text:p text:style-name="P7">1-я <text:span text:style-name="T1">подстрока<text:tab/></text:span><text:span text:style-name="T6">1-й строки</text:span></text:p>
            </text:list-item>
            <text:list-item>
              <text:p text:style-name="P7">2-я <text:span text:style-name="T1">подстрока<text:tab/></text:span><text:span text:style-name="T6">1-й строки</text:span></text:p>
            </text:list-item>
            <text:list-item>
              <text:p text:style-name="P7">3-я <text:span text:style-name="T1">подстрока<text:tab/></text:span><text:span text:style-name="T6">1-й строки</text:span></text:p>
            </text:list-item>
          </text:list>
        </text:list-item>
        <text:list-item>
          <text:p text:style-name="P8"><text:span text:style-name="T2">2-я </text:span>строка</text:p>
        </text:list-item>
        <text:list-item>
          <text:p text:style-name="P8"><text:span text:style-name="T2">3-я </text:span>строка</text:p>
          <text:list>
            <text:list-item>
              <text:p text:style-name="P7">1-я <text:span text:style-name="T1">подстрока<text:tab/>3</text:span><text:span text:style-name="T6">-й строки</text:span></text:p>
            </text:list-item>
            <text:list-item>
              <text:p text:style-name="P7"/>
            </text:list-item>
          </text:list>
        </text:list-item>
      </text:list>
      <text:p text:style-name="Level_20_2"><text:span text:style-name="T2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3"><text:span text:style-name="T3">Зачеркнутый</text:span><text:span text:style-name="T7"> в 1-й строке</text:span></text:p>
        </text:list-item>
        <text:list-item>
          <text:p text:style-name="P5"><text:span text:style-name="T2">Нумерованный</text:span> Заголовок (Уровень 3)</text:p>
        </text:list-item>
        <text:list-item>
          <text:p text:style-name="P3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2">латинскими</text:span> цифрами (Уровень 2)</text:p>
      <text:list text:style-name="L3">
        <text:list-item>
          <text:p text:style-name="P9">123 456</text:p>
        </text:list-item>
        <text:list-item>
          <text:p text:style-name="P9"><text:a xlink:type="simple" xlink:href="http://www.gribuser.ru/">789 101112</text:a></text:p>
        </text:list-item>
      </text:list>
      <text:p text:style-name="Level_20_2"><text:soft-page-break/>Пример <text:span text:style-name="T2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10"><text:span text:style-name="T3">Зачеркнутый</text:span><text:span text:style-name="T7"> в 1-й строке</text:span></text:p>
        </text:list-item>
        <text:list-item>
          <text:p text:style-name="P6"><text:span text:style-name="T2">Маркированный</text:span> Заголовок (Уровень 3)</text:p>
        </text:list-item>
        <text:list-item>
          <text:p text:style-name="P10"><text:a xlink:type="simple" xlink:href="http://www.gribuser.ru/"><text:span text:style-name="T4">Гиперссылка маркированная</text:span></text:a></text:p>
          <text:p text:style-name="P10">«Маркированные» и «Нумерованный» Авторы Цитат, Эпиграфов, Поэм</text:p>
          <text:p text:style-name="P1">Поэма</text:p>
        </text:list-item>
        <text:list-item>
          <text:p text:style-name="P4">Маркированный 1 Автор Поэмы</text:p>
        </text:list-item>
        <text:list-item>
          <text:p text:style-name="P4">Маркированный 2 Автор Поэмы</text:p>
          <text:p text:style-name="P10">И так далее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Standard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Standard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cod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creation-date>2007-11-28T09:36:06</meta:creation-date>
    <dc:date>2008-06-26T18:34:12</dc:date>
    <meta:editing-cycles>354</meta:editing-cycles>
    <meta:editing-duration>P1DT22H49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165" meta:character-count="1120"/>
  </office:meta>
</office:document-meta>
</file>